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ES DEL TORNEO</text:p>
      <text:p text:style-name="P1"/>
      <text:p text:style-name="Standard">INSCRIPCION : S/.30 nuevos soles + S/.5 por las horas de juego durante el torneo = S/.35</text:p>
      <text:p text:style-name="Standard">SLOTs : 16</text:p>
      <text:p text:style-name="Standard">PREMIO : S/.?</text:p>
      <text:p text:style-name="Standard">LUGAR : ?</text:p>
      <text:p text:style-name="Standard">FECHA DE INICIO: ?</text:p>
      <text:p text:style-name="Standard">LOS PAGOS E INSCRIPCIONES SE REALIZAN EN : ?</text:p>
      <text:p text:style-name="Standard"></text:p>
      <text:p text:style-name="Standard">Un clan puede inscribir 7 jugadores</text:p>
      <text:p text:style-name="Standard">- 5 miembros del clan </text:p>
      <text:p text:style-name="Standard">- 2 suplente</text:p>
      <text:p text:style-name="Standard"></text:p>
      <text:p text:style-name="Standard">Esta por demas decir que pueden traer sus teclados milagrosos, su mouse de 5000 dpi :D o sus audios aisladores de la bulla exterior :D, traer sus propios pads.</text:p>
      <text:p text:style-name="Standard"></text:p>
      <text:p text:style-name="Standard"></text:p>
      <text:p text:style-name="Standard">REGLAS BASICAS:</text:p>
      <text:p text:style-name="Standard">- Versión del mapa: 6.74c</text:p>
      <text:p text:style-name="Standard">- Versión del warcraft: 1.26a</text:p>
      <text:p text:style-name="Standard">- Modalidad del juego: 5vs5; -cm</text:p>
      <text:p text:style-name="Standard">- Condición de victoria: Destrucción del trono, o si el equipo rival se rinde.</text:p>
      <text:p text:style-name="Standard">- Slots : 16</text:p>
      <text:p text:style-name="Standard">- Eliminatorias: Bo1 Cuartos de final: Bo3 <text:s/>Semifinal : Bo3 <text:s/>Final :Bo5</text:p>
      <text:p text:style-name="Standard">- Lado:Se decidira por moneda, o por acuerdo mutuo de los teams.</text:p>
      <text:p text:style-name="Standard">- Identificación: prohibido jugar para más de 1 team, de detectarse esto llevara a la eliminación de los teams implicados.</text:p>
      <text:p text:style-name="Standard">- Prohibido pausar durante la fase de bans y picks, de confundirse en algún ban o pick, o de elegirse un heroe random el game deberá continuarse de esa manera. </text:p>
      <text:p text:style-name="Standard">- Heroes restringidos: Ninguno.</text:p>
      <text:p text:style-name="Standard">- Items: No hay restricción.</text:p>
      <text:p text:style-name="Standard"></text:p>
      <text:p text:style-name="Standard">EN JUEGO:</text:p>
      <text:p text:style-name="Standard"></text:p>
      <text:p text:style-name="Standard">- Está PROHIBIDO el uso de Hacks,MapHack y/o cualquier otro tipo de trampas. (Esto llevara a la Eliminación &amp; Baneo Permanente en Futuros Torneos)</text:p>
      <text:p text:style-name="Standard">- Warkeys,Dotakeys,MyBackpack Dota están permitidos.</text:p>
      <text:p text:style-name="Standard">- Está prohibido hacer saves o pause en medio de una batalla.</text:p>
      <text:p text:style-name="Standard">- Los jugadores deberán pedir cada pause al referee. </text:p>
      <text:p text:style-name="Standard">- Está prohibido el pooling (Regalar items de consumo, vease: tangos, scroll tps o pociones). </text:p>
      <text:p text:style-name="Standard">- Está prohibido al comienzo del juego bloquear el paso de los creeps con fissure, sprout u otros poderes.</text:p>
      <text:p text:style-name="Standard">- El staff se reserva los derechos para modificar cualquier regla cuando alguna situación lo amerite.</text:p>
      <text:p text:style-name="Standard">- Está prohibido la venta de Items, ya sea en una desconexión o Divine.</text:p>
      <text:p text:style-name="Standard"></text:p>
      <text:p text:style-name="Standard">BACKDOOR:</text:p>
      <text:p text:style-name="Standard">- El Backdoor está permitido SOLO hasta la tercera torre. A partir de la tercera torre, solo podrás romper si hay creeps dentro de la base enemiga.</text:p>
      <text:p text:style-name="Standard"></text:p>
      <text:p text:style-name="Standard">DESCONEXIONES:</text:p>
      <text:p text:style-name="Standard">- Si tienen menos de 10 minutos jugada la partida se realizara de nuevo mismas lineas y mismos picks. Si pasa por segunda vez antes de los 10 minutos, el jugador debe cambiarse de máquina. Si <text:soft-page-break/>ocurre posteriormente otros problemas se decidira al momento por el staff.</text:p>
      <text:p text:style-name="Standard"></text:p>
      <text:p text:style-name="Standard">AJUSTES TECNICOS:</text:p>
      <text:p text:style-name="Standard">- 10 minutos Antes de iniciar el Match alistar todo su software y Hardware para iniciar bien el torneo con toda su comodidad en el LAN.</text:p>
      <text:p text:style-name="Standard"></text:p>
      <text:p text:style-name="Standard">PUNTUALIDAD Y TOLERANCIA:</text:p>
      <text:p text:style-name="Standard">- Llegar Puntualmente a la hora programada del encuentro, tolerancia 10 min.</text:p>
      <text:p text:style-name="Standard"></text:p>
      <text:p text:style-name="Standard">DATOS FINALES:</text:p>
      <text:p text:style-name="Standard">- Un Jugador no podrá Jugar en más de 1 team (O sino será DESCALIFICADO el 2do Team Usando el Mismo Jugador)</text:p>
      <text:p text:style-name="Standard">- Luego de Inscribir cada Team a sus Jugadores, No Podrá Cambiar su Lista Inscrita.</text:p>
      <text:p text:style-name="Standard">- Aquel equipo, que participe con un jugador que no este inscrito será eliminado de manera INMEDIATA.</text:p>
      <text:p text:style-name="Standard">- Cada Queja Podrá Hacerlo solamente Team Líder "Lider del Equipo"</text:p>
      <text:p text:style-name="Standard">- Es importante recordar que las decisiones del staff son definitivas e incuestionables por ningún jugador, y menos si lo dicen de mala manera.</text:p>
      <text:p text:style-name="Standard">- Está prohibido ofender a cualquier juez, organizador y/o jugador del otro team, en caso de encontrarse esta falta, el clan que la cometió será advertido, en caso de seguir con lo mismo será declarado perdedor del encuentro.</text:p>
      <text:p text:style-name="Standard"></text:p>
      <text:p text:style-name="Standard">Ojo</text:p>
      <text:p text:style-name="Standard">- Cualquier problema que no esté dentro de estas reglas serán solucionadas al momento por los organizadores presentes.</text:p>
      <text:p text:style-name="Standard"></text:p>
      <text:p text:style-name="Standard">Gracias de antemano por su Participac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bina17 </meta:initial-creator>
    <meta:creation-date>2012-09-18T20:20:34</meta:creation-date>
    <dc:date>2012-09-18T20:45:06</dc:date>
    <dc:creator>Cabina17 </dc:creator>
    <meta:editing-duration>PT19M37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2" meta:paragraph-count="63" meta:word-count="593" meta:character-count="3437" meta:non-whitespace-character-count="2827"/>
  </office:meta>
</office:document-meta>
</file>